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5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8681in"/>
    </style:style>
    <style:style style:name="co24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0.9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4" style:family="table-cell" style:parent-style-name="Default" style:data-style-name="N121">
      <style:text-properties fo:font-weight="bold" style:font-weight-asian="bold" style:font-weight-complex="bold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21">
      <style:text-properties fo:font-weight="normal" style:font-weight-asian="normal" style:font-weight-complex="normal"/>
    </style:style>
    <style:style style:name="ce132" style:family="table-cell" style:parent-style-name="Default" style:data-style-name="N121"/>
    <style:style style:name="ce13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weight="normal" style:font-weight-asian="normal" style:font-weight-complex="normal"/>
    </style:style>
    <style:style style:name="ce77" style:family="table-cell" style:parent-style-name="Default" style:data-style-name="N121"/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1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77"/>
        <table:table-column table:style-name="co8" table:default-cell-style-name="ce77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77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7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77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5"/>
          <table:table-cell table:number-columns-repeated="4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90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73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90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9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4" table:number-columns-repeated="2"/>
          <table:table-cell table:style-name="ce7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/>
          <table:table-cell table:style-name="ce99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9" table:number-columns-repeated="3"/>
          <table:table-cell table:style-name="ce74" table:number-columns-repeated="2"/>
          <table:table-cell table:style-name="ce70"/>
          <table:table-cell table:style-name="ce59" table:number-columns-repeated="866"/>
        </table:table-row>
        <table:table-row table:style-name="ro8">
          <table:table-cell table:number-columns-repeated="4"/>
          <table:table-cell table:style-name="ce75"/>
          <table:table-cell/>
          <table:table-cell table:style-name="ce76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6"/>
          <table:table-cell/>
          <table:table-cell table:style-name="ce7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5"/>
          <table:table-cell table:style-name="ce59"/>
          <table:table-cell table:number-columns-repeated="3"/>
          <table:table-cell table:style-name="ce109"/>
          <table:table-cell table:style-name="ce67"/>
          <table:table-cell table:style-name="ce59"/>
          <table:table-cell table:number-columns-repeated="4"/>
          <table:table-cell table:style-name="ce67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24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124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4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4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124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7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80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9"/>
          <table:table-cell table:style-name="ce67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78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65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ce10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23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2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25"/>
          <table:table-cell table:number-columns-repeated="3"/>
          <table:table-cell table:style-name="ce125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99"/>
          <table:table-cell table:number-columns-repeated="884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99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59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9" table:number-columns-repeated="2"/>
          <table:table-cell table:style-name="ce102"/>
          <table:table-cell/>
          <table:table-cell table:style-name="ce74"/>
          <table:table-cell table:style-name="ce59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office:value-type="string" calcext:value-type="string">
            <text:p>(.py script)</text:p>
          </table:table-cell>
          <table:table-cell table:number-columns-repeated="3"/>
          <table:table-cell table:style-name="ce59"/>
          <table:table-cell office:value-type="string" calcext:value-type="string">
            <text:p>(How-Tos)</text:p>
          </table:table-cell>
          <table:table-cell/>
          <table:table-cell table:style-name="ce109"/>
          <table:table-cell table:style-name="ce67"/>
          <table:table-cell table:style-name="ce59"/>
          <table:table-cell table:number-columns-repeated="3"/>
          <table:table-cell table:style-name="ce67"/>
          <table:table-cell table:style-name="ce5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style-name="ce74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x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2"/>
          <table:table-cell table:style-name="ce99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3" calcext:value-type="float">
            <text:p>9.3</text:p>
          </table:table-cell>
          <table:table-cell/>
          <table:table-cell table:style-name="ce72" table:formula="of:=AVERAGE([.Q14];[.V14];[.AA14])" office:value-type="float" office:value="9" calcext:value-type="float">
            <text:p>9.0</text:p>
          </table:table-cell>
          <table:table-cell table:style-name="ce72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Sofi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/>
          <table:table-cell table:style-name="ce72" table:formula="of:=AVERAGE([.Q15];[.V15];[.AA15])" office:value-type="float" office:value="9" calcext:value-type="float">
            <text:p>9.0</text:p>
          </table:table-cell>
          <table:table-cell table:style-name="ce72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 table:formula="of:=(0.1*[.G16])+(0.6*[.H16])+(0.3*[.I16])" office:value-type="float" office:value="9.24" calcext:value-type="float">
            <text:p>9.2</text:p>
          </table:table-cell>
          <table:table-cell/>
          <table:table-cell table:style-name="ce72" table:formula="of:=AVERAGE([.Q16];[.V16];[.AA16])" office:value-type="float" office:value="9" calcext:value-type="float">
            <text:p>9.0</text:p>
          </table:table-cell>
          <table:table-cell table:style-name="ce72" table:formula="of:=AVERAGE([.U16];[.Z16])" office:value-type="float" office:value="9.25" calcext:value-type="float">
            <text:p>9.3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 table:formula="of:=(0.1*[.G17])+(0.6*[.H17])+(0.3*[.I17])" office:value-type="float" office:value="9.18" calcext:value-type="float">
            <text:p>9.2</text:p>
          </table:table-cell>
          <table:table-cell/>
          <table:table-cell table:style-name="ce72" table:formula="of:=AVERAGE([.Q17];[.V17];[.AA17])" office:value-type="float" office:value="9" calcext:value-type="float">
            <text:p>9.0</text:p>
          </table:table-cell>
          <table:table-cell table:style-name="ce72" table:formula="of:=AVERAGE([.U17];[.Z17])" office:value-type="float" office:value="9.3" calcext:value-type="float">
            <text:p>9.3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Pablo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 table:formula="of:=(0.1*[.G18])+(0.6*[.H18])+(0.3*[.I18])" office:value-type="float" office:value="9.36" calcext:value-type="float">
            <text:p>9.4</text:p>
          </table:table-cell>
          <table:table-cell/>
          <table:table-cell table:style-name="ce72" table:formula="of:=AVERAGE([.Q18];[.V18];[.AA18])" office:value-type="float" office:value="9" calcext:value-type="float">
            <text:p>9.0</text:p>
          </table:table-cell>
          <table:table-cell table:style-name="ce72" table:formula="of:=AVERAGE([.U18];[.Z18])" office:value-type="float" office:value="9.25" calcext:value-type="float">
            <text:p>9.3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 table:formula="of:=(0.1*[.G19])+(0.6*[.H19])+(0.3*[.I19])" office:value-type="float" office:value="9.54" calcext:value-type="float">
            <text:p>9.5</text:p>
          </table:table-cell>
          <table:table-cell/>
          <table:table-cell table:style-name="ce72" table:formula="of:=AVERAGE([.Q19];[.V19];[.AA19])" office:value-type="float" office:value="9" calcext:value-type="float">
            <text:p>9.0</text:p>
          </table:table-cell>
          <table:table-cell table:style-name="ce72" table:formula="of:=AVERAGE([.U19];[.Z19])" office:value-type="float" office:value="9.65" calcext:value-type="float">
            <text:p>9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Erik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 table:formula="of:=(0.1*[.G20])+(0.6*[.H20])+(0.3*[.I20])" office:value-type="float" office:value="9.18" calcext:value-type="float">
            <text:p>9.2</text:p>
          </table:table-cell>
          <table:table-cell/>
          <table:table-cell table:style-name="ce72" table:formula="of:=AVERAGE([.Q20];[.V20];[.AA20])" office:value-type="float" office:value="9" calcext:value-type="float">
            <text:p>9.0</text:p>
          </table:table-cell>
          <table:table-cell table:style-name="ce72" table:formula="of:=AVERAGE([.U20];[.Z20])" office:value-type="float" office:value="9.15" calcext:value-type="float">
            <text:p>9.2</text:p>
          </table:table-cell>
          <table:table-cell table:style-name="ce72" office:value-type="float" office:value="9.3" calcext:value-type="float">
            <text:p>9.3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 table:formula="of:=(0.1*[.G21])+(0.6*[.H21])+(0.3*[.I21])" office:value-type="float" office:value="7.83" calcext:value-type="float">
            <text:p>7.8</text:p>
          </table:table-cell>
          <table:table-cell/>
          <table:table-cell table:style-name="ce72" table:formula="of:=AVERAGE([.Q21];[.V21];[.AA21])" office:value-type="float" office:value="9" calcext:value-type="float">
            <text:p>9.0</text:p>
          </table:table-cell>
          <table:table-cell table:style-name="ce72" table:formula="of:=AVERAGE([.U21];[.Z21])" office:value-type="float" office:value="7" calcext:value-type="float">
            <text:p>7.0</text:p>
          </table:table-cell>
          <table:table-cell table:style-name="ce72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Paula</text:p>
          </table:table-cell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Paul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Pau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 table:formula="of:=(0.1*[.G22])+(0.6*[.H22])+(0.3*[.I22])" office:value-type="float" office:value="9.3" calcext:value-type="float">
            <text:p>9.3</text:p>
          </table:table-cell>
          <table:table-cell/>
          <table:table-cell table:style-name="ce72" table:formula="of:=AVERAGE([.Q22];[.V22];[.AA22])" office:value-type="float" office:value="9" calcext:value-type="float">
            <text:p>9.0</text:p>
          </table:table-cell>
          <table:table-cell table:style-name="ce72" table:formula="of:=AVERAGE([.U22];[.Z22])" office:value-type="float" office:value="9.15" calcext:value-type="float">
            <text:p>9.2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3];[.V23];[.AA23])" office:value-type="float" office:value="9" calcext:value-type="float">
            <text:p>9.0</text:p>
          </table:table-cell>
          <table:table-cell table:style-name="ce72" table:formula="of:=AVERAGE([.U23];[.Z23])" office:value-type="float" office:value="5" calcext:value-type="float">
            <text:p>5.0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Nahomi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 table:formula="of:=(0.1*[.G24])+(0.6*[.H24])+(0.3*[.I24])" office:value-type="float" office:value="9.6" calcext:value-type="float">
            <text:p>9.6</text:p>
          </table:table-cell>
          <table:table-cell/>
          <table:table-cell table:style-name="ce72" table:formula="of:=AVERAGE([.Q24];[.V24];[.AA24])" office:value-type="float" office:value="9" calcext:value-type="float">
            <text:p>9.0</text:p>
          </table:table-cell>
          <table:table-cell table:style-name="ce72" table:formula="of:=AVERAGE([.U24];[.Z24])" office:value-type="float" office:value="9.5" calcext:value-type="float">
            <text:p>9.5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 office:value-type="float" office:value="8" calcext:value-type="float">
            <text:p>8.0</text:p>
          </table:table-cell>
          <table:table-cell/>
          <table:table-cell table:style-name="ce72" table:formula="of:=AVERAGE([.Q25];[.V25];[.AA25])" office:value-type="float" office:value="9" calcext:value-type="float">
            <text:p>9.0</text:p>
          </table:table-cell>
          <table:table-cell table:style-name="ce72" table:formula="of:=AVERAGE([.U25];[.Z25])" office:value-type="float" office:value="5" calcext:value-type="float">
            <text:p>5.0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7" office:value-type="string" calcext:value-type="string">
            <text:p>Marlen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 office:value-type="float" office:value="6.5" calcext:value-type="float">
            <text:p>6.5</text:p>
          </table:table-cell>
          <table:table-cell/>
          <table:table-cell table:style-name="ce72" table:formula="of:=AVERAGE([.Q26];[.V26];[.AA26])" office:value-type="float" office:value="9" calcext:value-type="float">
            <text:p>9.0</text:p>
          </table:table-cell>
          <table:table-cell table:style-name="ce72" table:formula="of:=AVERAGE([.U26];[.Z26])" office:value-type="float" office:value="5" calcext:value-type="float">
            <text:p>5.0</text:p>
          </table:table-cell>
          <table:table-cell table:style-name="ce72" office:value-type="float" office:value="7.2" calcext:value-type="float">
            <text:p>7.2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7])+(0.6*[.H27])+(0.3*[.I27])" office:value-type="float" office:value="9.57" calcext:value-type="float">
            <text:p>9.6</text:p>
          </table:table-cell>
          <table:table-cell table:style-name="ce71"/>
          <table:table-cell table:style-name="ce72" table:formula="of:=AVERAGE([.Q27];[.V27];[.AA27])" office:value-type="float" office:value="9" calcext:value-type="float">
            <text:p>9.0</text:p>
          </table:table-cell>
          <table:table-cell table:style-name="ce72" table:formula="of:=AVERAGE([.U27];[.Z27])" office:value-type="float" office:value="9.75" calcext:value-type="float">
            <text:p>9.8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59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3.9" calcext:value-type="float">
            <text:p>3.9</text:p>
          </table:table-cell>
          <table:table-cell/>
          <table:table-cell table:style-name="ce72" table:formula="of:=AVERAGE([.Q28];[.V28];[.AA28])" office:value-type="float" office:value="9" calcext:value-type="float">
            <text:p>9.0</text:p>
          </table:table-cell>
          <table:table-cell table:style-name="ce72" table:formula="of:=AVERAGE([.U28];[.Z28])" office:value-type="float" office:value="5" calcext:value-type="float">
            <text:p>5.0</text:p>
          </table:table-cell>
          <table:table-cell table:style-name="ce72" office:value-type="float" office:value="0" calcext:value-type="float">
            <text:p>0.0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ce74" table:formula="of:=(0.1*[.G29])+(0.6*[.H29])+(0.3*[.I29])" office:value-type="float" office:value="8.88" calcext:value-type="float">
            <text:p>8.9</text:p>
          </table:table-cell>
          <table:table-cell table:style-name="Default"/>
          <table:table-cell table:style-name="ce72" table:formula="of:=AVERAGE([.Q29];[.V29];[.AA29])" office:value-type="float" office:value="9" calcext:value-type="float">
            <text:p>9.0</text:p>
          </table:table-cell>
          <table:table-cell table:style-name="ce72" table:formula="of:=AVERAGE([.U29];[.Z29])" office:value-type="float" office:value="8.5" calcext:value-type="float">
            <text:p>8.5</text:p>
          </table:table-cell>
          <table:table-cell table:style-name="ce72"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 table:formula="of:=(0.1*[.G30])+(0.6*[.H30])+(0.3*[.I30])" office:value-type="float" office:value="9.12" calcext:value-type="float">
            <text:p>9.1</text:p>
          </table:table-cell>
          <table:table-cell/>
          <table:table-cell table:style-name="ce72" table:formula="of:=AVERAGE([.Q30];[.V30];[.AA30])" office:value-type="float" office:value="9" calcext:value-type="float">
            <text:p>9.0</text:p>
          </table:table-cell>
          <table:table-cell table:style-name="ce72" table:formula="of:=AVERAGE([.U30];[.Z30])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72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 table:formula="of:=(0.1*[.G31])+(0.6*[.H31])+(0.3*[.I31])" office:value-type="float" office:value="9.51" calcext:value-type="float">
            <text:p>9.5</text:p>
          </table:table-cell>
          <table:table-cell/>
          <table:table-cell table:style-name="ce72" table:formula="of:=AVERAGE([.Q31];[.V31];[.AA31])" office:value-type="float" office:value="9" calcext:value-type="float">
            <text:p>9.0</text:p>
          </table:table-cell>
          <table:table-cell table:style-name="ce72" table:formula="of:=AVERAGE([.U31];[.Z31])" office:value-type="float" office:value="9.5" calcext:value-type="float">
            <text:p>9.5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72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6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67"/>
          <table:table-cell table:number-columns-repeated="7"/>
          <table:table-cell table:style-name="ce67"/>
          <table:table-cell table:number-columns-repeated="5"/>
          <table:table-cell table:style-name="ce101"/>
          <table:table-cell table:number-columns-repeated="4"/>
          <table:table-cell table:style-name="ce101"/>
          <table:table-cell/>
          <table:table-cell table:style-name="ce67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28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67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5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9"/>
          <table:table-cell table:number-columns-repeated="888"/>
        </table:table-row>
        <table:table-row table:style-name="ro5">
          <table:table-cell table:number-columns-repeated="3"/>
          <table:table-cell table:style-name="ce69"/>
          <table:table-cell table:style-name="ce126"/>
          <table:table-cell table:style-name="ce129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9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9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9" table:number-columns-repeated="2"/>
          <table:table-cell table:style-name="ce12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9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9" office:value-type="string" calcext:value-type="string">
            <text:p>18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25 Mar</text:p>
          </table:table-cell>
          <table:table-cell table:style-name="ce59" table:number-columns-repeated="2"/>
          <table:table-cell table:style-name="ce102"/>
          <table:table-cell/>
          <table:table-cell table:style-name="ce74" office:value-type="string" calcext:value-type="string">
            <text:p>01 Apr</text:p>
          </table:table-cell>
          <table:table-cell table:style-name="ce59" table:number-columns-repeated="4"/>
          <table:table-cell table:style-name="ce59" office:value-type="string" calcext:value-type="string">
            <text:p>08 Apr</text:p>
          </table:table-cell>
          <table:table-cell table:style-name="ce59" table:number-columns-repeated="2"/>
          <table:table-cell table:style-name="ce59" office:value-type="string" calcext:value-type="string">
            <text:p>15 Apr</text:p>
          </table:table-cell>
          <table:table-cell table:style-name="ce59" table:number-columns-repeated="2"/>
          <table:table-cell table:style-name="ce59" office:value-type="string" calcext:value-type="string">
            <text:p>22 Apr</text:p>
          </table:table-cell>
          <table:table-cell table:style-name="ce59" table:number-columns-repeated="860"/>
        </table:table-row>
        <table:table-row table:style-name="ro8">
          <table:table-cell table:number-columns-repeated="4"/>
          <table:table-cell table:style-name="ce96"/>
          <table:table-cell/>
          <table:table-cell table:style-name="ce127" office:value-type="string" calcext:value-type="string">
            <text:p>Homework ==&gt;</text:p>
          </table:table-cell>
          <table:table-cell table:style-name="ce12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9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 table:number-columns-repeated="2"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7"/>
          <table:table-cell/>
          <table:table-cell table:style-name="ce12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9"/>
          <table:table-cell/>
          <table:table-cell table:style-name="ce59"/>
          <table:table-cell table:number-columns-repeated="2"/>
          <table:table-cell table:style-name="ce109"/>
          <table:table-cell/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109"/>
          <table:table-cell table:style-name="ce67"/>
          <table:table-cell table:style-name="ce59"/>
          <table:table-cell table:style-name="ce59" office:value-type="string" calcext:value-type="string">
            <text:p>EXAMS 3P</text:p>
          </table:table-cell>
          <table:table-cell table:number-columns-repeated="2"/>
          <table:table-cell table:style-name="ce59" office:value-type="string" calcext:value-type="string">
            <text:p>EASTER <text:s/>WEEK</text:p>
          </table:table-cell>
          <table:table-cell/>
          <table:table-cell table:style-name="ce67"/>
          <table:table-cell table:style-name="ce5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Final</text:p>
          </table:table-cell>
          <table:table-cell/>
          <table:table-cell table:style-name="ce59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number-columns-repeated="2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/>
          <table:table-cell table:style-name="ce109" office:value-type="string" calcext:value-type="string">
            <text:p>Particip.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9"/>
          <table:table-cell table:style-name="ce59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67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67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6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67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67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67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67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67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67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67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67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71"/>
          <table:table-cell table:style-name="ce59"/>
          <table:table-cell table:style-name="ce72"/>
          <table:table-cell/>
          <table:table-cell table:style-name="ce67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67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9"/>
          <table:table-cell table:style-name="ce111"/>
          <table:table-cell table:style-name="ce101"/>
          <table:table-cell table:style-name="ce67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67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67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9"/>
          <table:table-cell table:style-name="ce72"/>
          <table:table-cell/>
          <table:table-cell table:style-name="ce67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7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67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67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99"/>
          <table:table-cell table:style-name="ce101"/>
          <table:table-cell table:style-name="ce67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9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9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67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67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67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67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67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67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67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67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67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67"/>
          <table:table-cell table:style-name="ce70"/>
          <table:table-cell table:style-name="ce74"/>
          <table:table-cell table:number-columns-repeated="5"/>
          <table:table-cell table:style-name="ce67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67"/>
          <table:table-cell/>
          <table:table-cell table:style-name="ce101" table:number-columns-repeated="2"/>
          <table:table-cell table:style-name="ce59"/>
          <table:table-cell table:number-columns-repeated="864"/>
        </table:table-row>
        <table:table-row table:style-name="ro1">
          <table:table-cell table:number-columns-repeated="4"/>
          <table:table-cell table:style-name="ce128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1T15:05:31.126259321</dc:date>
    <meta:editing-duration>P2DT20H10M44S</meta:editing-duration>
    <meta:editing-cycles>524</meta:editing-cycles>
    <meta:generator>LibreOffice/7.3.7.2$Linux_X86_64 LibreOffice_project/30$Build-2</meta:generator>
    <meta:document-statistic meta:table-count="3" meta:cell-count="1029" meta:object-count="0"/>
  </office:meta>
</office:document-meta>
</file>